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50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Calibri" fo:font-weight="bold" style:font-weight-asian="bold" style:font-name-complex="Calibri1"/>
    </style:style>
    <style:style style:name="P6" style:family="paragraph" style:parent-style-name="Heading_20_1">
      <style:paragraph-properties fo:margin-left="0cm" fo:margin-right="0cm" fo:margin-top="0.212cm" fo:margin-bottom="0.212cm" loext:contextual-spacing="false" fo:line-height="150%" fo:text-align="justify" style:justify-single-word="false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7" style:family="paragraph" style:parent-style-name="Heading_20_1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8" style:family="paragraph" style:parent-style-name="Standard">
      <style:paragraph-properties fo:margin-left="0cm" fo:margin-right="-0.171cm" fo:text-align="justify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9" style:family="paragraph" style:parent-style-name="Heading_20_1">
      <style:paragraph-properties fo:margin-top="0.212cm" fo:margin-bottom="0.212cm" loext:contextual-spacing="false" fo:line-height="115%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0pt" style:font-size-asian="10pt" style:font-name-complex="Calibri1" style:font-size-complex="10pt"/>
    </style:style>
    <style:style style:name="P10" style:family="paragraph" style:parent-style-name="Text_20_body">
      <style:paragraph-properties fo:margin-left="1.111cm" fo:margin-right="0cm" fo:margin-top="0.212cm" fo:margin-bottom="0.212cm" loext:contextual-spacing="false" fo:text-align="justify" style:justify-single-word="false" fo:text-indent="0cm" style:auto-text-indent="false"/>
    </style:style>
    <style:style style:name="P11" style:family="paragraph" style:parent-style-name="List_20_Paragraph">
      <style:paragraph-properties fo:line-height="150%" fo:text-align="justify" style:justify-single-word="false"/>
    </style:style>
    <style:style style:name="P12" style:family="paragraph" style:parent-style-name="List_20_Paragraph">
      <style:paragraph-properties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13" style:family="paragraph" style:parent-style-name="List_20_Paragraph">
      <style:paragraph-properties fo:line-height="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4" style:family="paragraph" style:parent-style-name="List_20_Paragraph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15" style:family="paragraph" style:parent-style-name="List_20_Paragraph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6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17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fo:color="#000000" style:font-name="Calibri" officeooo:paragraph-rsid="002053d4" style:font-name-complex="Calibri1" style:font-size-complex="10pt"/>
    </style:style>
    <style:style style:name="P18" style:family="paragraph" style:parent-style-name="Heading_20_1">
      <style:paragraph-properties fo:margin-left="0cm" fo:margin-right="0cm" fo:margin-top="0cm" fo:margin-bottom="0cm" loext:contextual-spacing="false" fo:line-height="150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19" style:family="paragraph" style:parent-style-name="Title">
      <style:paragraph-properties fo:margin-left="5.08cm" fo:margin-right="0cm" fo:line-height="150%" fo:text-align="start" style:justify-single-word="false" fo:text-indent="1.27cm" style:auto-text-indent="false"/>
      <style:text-properties style:font-name="Calibri" fo:font-weight="normal" style:font-weight-asian="normal" style:font-name-complex="Calibri1" style:font-size-complex="10pt"/>
    </style:style>
    <style:style style:name="P20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21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22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23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fo:color="#000000" style:font-name="Calibri" fo:font-size="10pt" style:font-size-asian="10pt" style:language-asian="en" style:country-asian="IN" style:font-name-complex="Calibri1" style:font-size-complex="10pt" fo:hyphenate="true" fo:hyphenation-remain-char-count="2" fo:hyphenation-push-char-count="2"/>
    </style:style>
    <style:style style:name="P24" style:family="paragraph" style:parent-style-name="Text_20_body" style:list-style-name="WWNum19">
      <style:paragraph-properties fo:margin-top="0.212cm" fo:margin-bottom="0.212cm" loext:contextual-spacing="false" fo:text-align="justify" style:justify-single-word="false"/>
      <style:text-properties style:font-name="Calibri" fo:font-size="10pt" fo:font-style="normal" style:font-size-asian="10pt" style:font-style-asian="normal" style:font-name-complex="Calibri1" style:font-size-complex="10pt"/>
    </style:style>
    <style:style style:name="P25" style:family="paragraph" style:parent-style-name="List_20_Paragraph" style:list-style-name="WWNum18">
      <style:paragraph-properties fo:line-height="150%"/>
      <style:text-properties style:font-name="Calibri" fo:font-size="10pt" fo:font-weight="bold" officeooo:rsid="002053d4" officeooo:paragraph-rsid="002053d4" style:font-size-asian="10pt" style:font-weight-asian="bold" style:font-name-complex="Calibri1" style:font-size-complex="10pt" style:font-weight-complex="bold"/>
    </style:style>
    <style:style style:name="P26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27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28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officeooo:paragraph-rsid="0022dcb7" style:font-size-asian="10pt" style:font-name-complex="Calibri1" style:font-size-complex="10pt"/>
    </style:style>
    <style:style style:name="P29" style:family="paragraph" style:parent-style-name="List_20_Paragraph" style:list-style-name="WWNum2">
      <style:paragraph-properties fo:line-height="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30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style:font-name="Calibri" fo:font-size="10pt" officeooo:paragraph-rsid="002053d4" style:font-name-asian="Arial Unicode MS" style:font-size-asian="10pt" style:font-name-complex="Calibri1" style:font-size-complex="10pt" fo:hyphenate="true" fo:hyphenation-remain-char-count="2" fo:hyphenation-push-char-count="2"/>
    </style:style>
    <style:style style:name="P31" style:family="paragraph" style:parent-style-name="List_20_Paragraph" style:list-style-name="WWNum18">
      <style:paragraph-properties fo:line-height="150%"/>
    </style:style>
    <style:style style:name="P32" style:family="paragraph" style:parent-style-name="List_20_Paragraph" style:list-style-name="WWNum20">
      <loext:graphic-properties draw:fill="solid" draw:fill-color="#ffffff"/>
      <style:paragraph-properties fo:line-height="150%" fo:orphans="2" fo:widows="2" fo:hyphenation-ladder-count="no-limit" fo:background-color="#ffffff"/>
      <style:text-properties fo:hyphenate="true" fo:hyphenation-remain-char-count="2" fo:hyphenation-push-char-count="2"/>
    </style:style>
    <style:style style:name="P33" style:family="paragraph" style:parent-style-name="List_20_Paragraph" style:list-style-name="WWNum21">
      <style:paragraph-properties fo:line-height="150%" fo:text-align="justify" style:justify-single-word="false"/>
    </style:style>
    <style:style style:name="P34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officeooo:paragraph-rsid="002053d4" fo:hyphenate="true" fo:hyphenation-remain-char-count="2" fo:hyphenation-push-char-count="2"/>
    </style:style>
    <style:style style:name="P35" style:family="paragraph" style:parent-style-name="Heading_20_2" style:master-page-name="Standard">
      <style:paragraph-properties style:page-number="auto"/>
    </style:style>
    <style:style style:name="P36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  <style:text-properties style:font-name="Calibri" fo:font-weight="normal" style:font-weight-asian="normal" style:font-name-complex="Calibri1" style:font-size-complex="10pt" style:font-weight-complex="bold"/>
    </style:style>
    <style:style style:name="P37" style:family="paragraph" style:parent-style-name="Title" style:list-style-name="WWNum17">
      <style:paragraph-properties fo:line-height="150%" fo:text-align="start" style:justify-single-word="false"/>
      <style:text-properties style:font-name="Calibri" fo:font-weight="normal" style:font-weight-asian="normal" style:font-name-complex="Calibri1" style:font-size-complex="10pt"/>
    </style:style>
    <style:style style:name="P38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</style:style>
    <style:style style:name="P39" style:family="paragraph" style:parent-style-name="Title" style:list-style-name="WWNum17">
      <style:paragraph-properties fo:line-height="150%" fo:text-align="start" style:justify-single-word="false"/>
    </style:style>
    <style:style style:name="P40" style:family="paragraph" style:parent-style-name="Title" style:list-style-name="WWNum17">
      <style:paragraph-properties fo:line-height="150%" fo:text-align="start" style:justify-single-word="false"/>
      <style:text-properties officeooo:paragraph-rsid="0021f289"/>
    </style:style>
    <style:style style:name="P41" style:family="paragraph" style:parent-style-name="Standard_20__28_user_29_" style:list-style-name="WWNum29">
      <style:text-properties style:font-name="Calibri" fo:font-size="10pt" style:font-size-asian="10pt" style:font-name-complex="Calibri1" style:font-size-complex="10pt"/>
    </style:style>
    <style:style style:name="T1" style:family="text">
      <style:text-properties fo:color="#000000" style:font-name="Calibri" fo:font-size="14pt" style:font-size-asian="14pt" style:font-name-complex="Calibri1" style:font-size-complex="14pt"/>
    </style:style>
    <style:style style:name="T2" style:family="text">
      <style:text-properties fo:color="#000000" style:font-name="Calibri" fo:font-size="14pt" fo:font-style="italic" fo:font-weight="normal" style:font-size-asian="14pt" style:font-style-asian="italic" style:font-weight-asian="normal" style:font-name-complex="Calibri1" style:font-size-complex="14pt"/>
    </style:style>
    <style:style style:name="T3" style:family="text">
      <style:text-properties fo:color="#000000" style:font-name="Calibri" fo:font-size="14pt" fo:font-style="italic" style:font-size-asian="14pt" style:font-style-asian="italic" style:font-name-complex="Calibri1" style:font-size-complex="14pt"/>
    </style:style>
    <style:style style:name="T4" style:family="text">
      <style:text-properties fo:color="#000000" style:font-name="Calibri" fo:font-size="10pt" fo:font-style="italic" fo:font-weight="normal" style:font-size-asian="10pt" style:font-style-asian="italic" style:font-weight-asian="normal" style:font-name-complex="Calibri1" style:font-size-complex="10pt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0pt"/>
    </style:style>
    <style:style style:name="T7" style:family="text">
      <style:text-properties style:font-name="Calibri" style:font-name-complex="Calibri1" style:font-size-complex="10pt" style:font-weight-complex="bold"/>
    </style:style>
    <style:style style:name="T8" style:family="text">
      <style:text-properties style:font-name="Calibri" fo:font-size="10pt" style:font-size-asian="10pt" style:font-name-complex="Calibri1" style:font-size-complex="10pt"/>
    </style:style>
    <style:style style:name="T9" style:family="text">
      <style:text-properties style:font-name="Calibri" fo:font-size="10pt" style:font-size-asian="10pt" style:font-name-complex="Calibri1" style:font-size-complex="10pt" style:font-weight-complex="bold"/>
    </style:style>
    <style:style style:name="T10" style:family="text">
      <style:text-properties style:font-name="Calibri" fo:font-size="10pt" officeooo:rsid="001ad3c3" style:font-size-asian="10pt" style:font-name-complex="Calibri1" style:font-size-complex="10pt"/>
    </style:style>
    <style:style style:name="T11" style:family="text">
      <style:text-properties style:font-name="Calibri" fo:font-size="10pt" officeooo:rsid="002053d4" style:font-size-asian="10pt" style:font-name-complex="Calibri1" style:font-size-complex="10pt"/>
    </style:style>
    <style:style style:name="T12" style:family="text">
      <style:text-properties style:font-name="Calibri" fo:font-size="10pt" style:font-size-asian="10pt" style:language-asian="en" style:country-asian="US" style:font-name-complex="Calibri1" style:font-size-complex="10pt"/>
    </style:style>
    <style:style style:name="T13" style:family="text">
      <style:text-properties style:font-name="Calibri" fo:font-size="10pt" fo:font-style="italic" fo:font-weight="bold" style:font-size-asian="10pt" style:font-style-asian="italic" style:font-weight-asian="bold" style:font-name-complex="Calibri1" style:font-size-complex="10pt"/>
    </style:style>
    <style:style style:name="T14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15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16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7" style:family="text">
      <style:text-properties style:font-name="Calibri" fo:font-size="10pt" fo:font-weight="bold" officeooo:rsid="001ad3c3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" fo:font-size="10pt" fo:font-weight="bold" officeooo:rsid="001dfbb9" style:font-size-asian="10pt" style:font-weight-asian="bold" style:font-name-complex="Calibri1" style:font-size-complex="10pt"/>
    </style:style>
    <style:style style:name="T19" style:family="text">
      <style:text-properties style:font-name="Calibri" fo:font-size="10pt" fo:font-weight="bold" officeooo:rsid="001f1153" style:font-size-asian="10pt" style:font-weight-asian="bold" style:font-name-complex="Calibri1" style:font-size-complex="10pt"/>
    </style:style>
    <style:style style:name="T20" style:family="text">
      <style:text-properties style:font-name="Calibri" fo:font-size="10pt" fo:font-weight="bold" officeooo:rsid="0021f289" style:font-size-asian="10pt" style:font-weight-asian="bold" style:font-name-complex="Calibri1" style:font-size-complex="10pt"/>
    </style:style>
    <style:style style:name="T21" style:family="text">
      <style:text-properties style:font-name="Calibri" fo:font-size="10pt" fo:font-weight="bold" style:font-size-asian="10pt" style:language-asian="en" style:country-asian="US" style:font-weight-asian="bold" style:font-name-complex="Calibri1" style:font-size-complex="10pt"/>
    </style:style>
    <style:style style:name="T22" style:family="text">
      <style:text-properties style:font-name="Calibri" fo:font-size="10pt" fo:font-weight="bold" officeooo:rsid="001f1153" style:font-size-asian="10pt" style:language-asian="en" style:country-asian="US" style:font-weight-asian="bold" style:font-name-complex="Calibri1" style:font-size-complex="10pt"/>
    </style:style>
    <style:style style:name="T23" style:family="text">
      <style:text-properties style:font-name="Calibri" fo:font-size="10pt" fo:font-style="normal" style:font-size-asian="10pt" style:font-style-asian="normal" style:font-name-complex="Calibri1" style:font-size-complex="10pt"/>
    </style:style>
    <style:style style:name="T24" style:family="text">
      <style:text-properties style:font-name="Calibri" fo:font-size="10pt" fo:font-style="normal" officeooo:rsid="001bd6c1" style:font-size-asian="10pt" style:font-style-asian="normal" style:font-name-complex="Calibri1" style:font-size-complex="10pt"/>
    </style:style>
    <style:style style:name="T25" style:family="text">
      <style:text-properties style:font-name="Calibri" fo:font-size="10pt" fo:font-style="normal" fo:font-weight="bold" style:font-size-asian="10pt" style:font-style-asian="normal" style:font-weight-asian="bold" style:font-name-complex="Calibri1" style:font-size-complex="10pt"/>
    </style:style>
    <style:style style:name="T26" style:family="text">
      <style:text-properties style:font-name="Calibri" fo:font-size="10pt" fo:font-weight="normal" officeooo:rsid="002053d4" style:font-size-asian="10pt" style:font-weight-asian="normal" style:font-name-complex="Calibri1" style:font-size-complex="10pt" style:font-weight-complex="normal"/>
    </style:style>
    <style:style style:name="T27" style:family="text">
      <style:text-properties style:font-name="Calibri" fo:font-weight="normal" style:font-weight-asian="normal" style:font-name-complex="Calibri1" style:font-size-complex="10pt"/>
    </style:style>
    <style:style style:name="T28" style:family="text">
      <style:text-properties style:font-name="Calibri" fo:font-weight="normal" style:font-weight-asian="normal" style:font-name-complex="Calibri1" style:font-size-complex="10pt" style:font-weight-complex="bold"/>
    </style:style>
    <style:style style:name="T29" style:family="text">
      <style:text-properties style:font-name="Calibri" fo:font-weight="normal" officeooo:rsid="001ad3c3" style:font-weight-asian="normal" style:font-name-complex="Calibri1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1f1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<text:span text:style-name="T1">Ganesh Londhe<text:tab/> <text:s text:c="2"/></text:span><text:span text:style-name="T2"><text:s text:c="25"/><text:tab/><text:tab/><text:tab/> <text:s text:c="6"/></text:span><text:span text:style-name="T4">ganesh.londhe@iccs.ac.in</text:span><text:span text:style-name="T3"> <text:s text:c="7"/></text:span><text:s text:c="21"/></text:h>
      <text:p text:style-name="P1"><text:span text:style-name="T5"><text:s text:c="2"/><text:tab/> </text:span><text:span text:style-name="T8"><text:tab/><text:tab/><text:tab/><text:tab/><text:tab/><text:tab/><text:tab/><text:tab/><text:tab/><text:tab/></text:span> <text:span text:style-name="T30">linkedin.com/in/ganesh-londhe</text:span></text:p>
      <text:p text:style-name="P3"><text:tab/><text:tab/><text:tab/><text:tab/><text:tab/><text:tab/><text:tab/><text:tab/><text:tab/><text:tab/><text:tab/> <text:s text:c="17"/>github.com/gkalidas</text:p>
      <text:h text:style-name="P16" text:outline-level="1">Objective</text:h>
      <text:list xml:id="list3368439348" text:style-name="WWNum29">
        <text:list-item>
          <text:p text:style-name="P41">Seeking a position at an organization where I can maximize my skills, talent, and motivation for personal and professional growth.</text:p>
        </text:list-item>
      </text:list>
      <text:h text:style-name="P9" text:outline-level="1"/>
      <text:h text:style-name="P16" text:outline-level="1">Professional experience</text:h>
      <text:list xml:id="list3129943904" text:style-name="WWNum18">
        <text:list-item>
          <text:p text:style-name="P25">Internship</text:p>
          <text:p text:style-name="P31"><text:span text:style-name="T8">Work</text:span><text:span text:style-name="T11">ed</text:span><text:span text:style-name="T8"> as a </text:span><text:span text:style-name="T13">Software Developer </text:span><text:span text:style-name="T8">at </text:span><text:span text:style-name="T15">PTC</text:span><text:span text:style-name="T8"> </text:span><text:span text:style-name="T15">Software </text:span><text:span text:style-name="T26">(</text:span><text:span text:style-name="T8">India</text:span><text:span text:style-name="T11">)</text:span><text:span text:style-name="T15"> </text:span><text:span text:style-name="T8">July 2018 to </text:span><text:span text:style-name="T10">June 201</text:span><text:span text:style-name="T11">9</text:span><text:span text:style-name="T8">.</text:span></text:p>
        </text:list-item>
      </text:list>
      <text:h text:style-name="P6" text:outline-level="1">Profile at PTC</text:h>
      <text:list xml:id="list3930872418" text:style-name="WWNum20">
        <text:list-item>
          <text:p text:style-name="P32"><text:span text:style-name="T8">An accomplished </text:span><text:span text:style-name="T15">Creo Developer</text:span><text:span text:style-name="T18">(</text:span><text:span text:style-name="T19">C/CPP</text:span><text:span text:style-name="T18">)</text:span><text:span text:style-name="T15"> </text:span><text:span text:style-name="T8">with </text:span><text:span text:style-name="T16">1</text:span><text:span text:style-name="T17">2</text:span><text:span text:style-name="T16"> </text:span><text:span text:style-name="T9">Months</text:span><text:span text:style-name="T8"> Experience in </text:span><text:span text:style-name="T15">IT</text:span><text:span text:style-name="T8"> industry</text:span><text:span text:style-name="T12">.</text:span></text:p>
        </text:list-item>
        <text:list-item>
          <text:p text:style-name="P32"><text:span text:style-name="T12">Responsible for working with One of the best &amp; most complex CAD Product in the world called </text:span><text:span text:style-name="T21">CREO</text:span><text:span text:style-name="T12">.</text:span></text:p>
        </text:list-item>
        <text:list-item>
          <text:p text:style-name="P20">Good understanding and analysis of client requirements.</text:p>
        </text:list-item>
        <text:list-item>
          <text:p text:style-name="P32"><text:span text:style-name="T12">Worked on editing </text:span><text:span text:style-name="T22">Python</text:span><text:span text:style-name="T12"> script.</text:span></text:p>
        </text:list-item>
        <text:list-item>
          <text:p text:style-name="P22"><text:span text:style-name="T8">Good Experience of working in </text:span><text:span text:style-name="T15">Agile</text:span><text:span text:style-name="T8"> methodology.</text:span></text:p>
        </text:list-item>
        <text:list-item>
          <text:p text:style-name="P21">Quick learner with the ability to grasp new technologies &amp; tools.</text:p>
        </text:list-item>
        <text:list-item>
          <text:p text:style-name="P23">Flexible and versatile to adapt to any new environment and work on any project.</text:p>
        </text:list-item>
        <text:list-item>
          <text:p text:style-name="P36"><text:s/>Ability to develop the traditional processes of several Projects &amp; out of the box Thinking in critical circumstances.</text:p>
        </text:list-item>
        <text:list-item>
          <text:p text:style-name="P38"><text:span text:style-name="T28">Ample Experience of setting up </text:span><text:span text:style-name="T7">Windows</text:span><text:span text:style-name="T28"> and </text:span><text:span text:style-name="T7">Linux</text:span><text:span text:style-name="T28"> Environment.</text:span></text:p>
        </text:list-item>
      </text:list>
      <text:p text:style-name="P2"/>
      <text:h text:style-name="P18" text:outline-level="1">Project at PTC</text:h>
      <text:p text:style-name="P12"/>
      <text:list xml:id="list3140496021" text:style-name="WWNum21">
        <text:list-item>
          <text:p text:style-name="P33"><text:span text:style-name="T8">Name:</text:span><text:span text:style-name="T15"> Efficient clustering algorithm to segregate tests based on the</text:span><text:span text:style-name="T20">ir</text:span><text:span text:style-name="T15"> execution behavior</text:span></text:p>
        </text:list-item>
      </text:list>
      <text:p text:style-name="P14">This project includes Data mining, machine learning techniques.</text:p>
      <text:p text:style-name="P11"><text:span text:style-name="T8">By applying the </text:span><text:span text:style-name="T14">clustering algorithm k-means</text:span><text:span text:style-name="T8"> on </text:span><text:span text:style-name="T15">RTCDB, </text:span><text:span text:style-name="T8">the</text:span><text:span text:style-name="T15"> </text:span><text:span text:style-name="T8">project is able to segregate the tests based on timing.</text:span></text:p>
      <text:list xml:id="list173119855334353" text:continue-numbering="true" text:style-name="WWNum21">
        <text:list-item>
          <text:p text:style-name="P33"><text:span text:style-name="T8">In the same </text:span><text:span text:style-name="T15">organization,</text:span><text:span text:style-name="T8"> I have developed one application in </text:span><text:span text:style-name="T15">C#</text:span><text:span text:style-name="T8"> for</text:span><text:span text:style-name="T15"> “Common Vulnerability and Exposure checking tool”</text:span><text:span text:style-name="T8"> for </text:span><text:span text:style-name="T15">Creo</text:span><text:span text:style-name="T8">. <text:s/>Which handles scanning directory, comparing and creating the text files as a result.</text:span></text:p>
          <text:p text:style-name="P27"/>
        </text:list-item>
      </text:list>
      <text:h text:style-name="P17" text:outline-level="1">Roles and Responsibilities</text:h>
      <text:list xml:id="list3027821255" text:style-name="WWNum13">
        <text:list-item>
          <text:p text:style-name="P30">Developing code for Creo installation file.</text:p>
        </text:list-item>
        <text:list-item>
          <text:p text:style-name="P34"><text:span text:style-name="T8">As an Intern I was assigned to fix some </text:span><text:span text:style-name="T15">SPR task</text:span><text:span text:style-name="T8"> related to development.</text:span></text:p>
        </text:list-item>
      </text:list>
      <text:p text:style-name="P2"/>
      <text:list xml:id="list1123291314" text:style-name="WWNum2">
        <text:list-item>
          <text:p text:style-name="P29"/>
        </text:list-item>
      </text:list>
      <text:h text:style-name="P7" text:outline-level="1"><text:soft-page-break/>Technical Skills</text:h>
      <text:p text:style-name="P13"/>
      <text:list xml:id="list4218776974" text:style-name="WWNum17">
        <text:list-item>
          <text:p text:style-name="P39"><text:span text:style-name="T27">CAD Tool<text:tab/><text:tab/><text:tab/><text:tab/>: </text:span><text:span text:style-name="T6">Creo</text:span></text:p>
        </text:list-item>
        <text:list-item>
          <text:p text:style-name="P37">Scripting Language/s<text:tab/><text:tab/><text:tab/>: JS, Shell</text:p>
        </text:list-item>
        <text:list-item>
          <text:p text:style-name="P37">Database<text:tab/><text:tab/><text:tab/><text:tab/>: MYSQL, PSQL</text:p>
        </text:list-item>
        <text:list-item>
          <text:p text:style-name="P40"><text:span text:style-name="T27">Programming Languages<text:tab/><text:tab/>: </text:span><text:span text:style-name="T29">Java, </text:span><text:span text:style-name="T28">C#, C/C++, </text:span><text:span text:style-name="T27">Python</text:span></text:p>
        </text:list-item>
        <text:list-item>
          <text:p text:style-name="P37">Operating Systems<text:tab/><text:tab/><text:tab/>: Linux<text:span text:style-name="T31">(Ubuntu)</text:span> &amp; Windows<text:span text:style-name="T31">(10)</text:span></text:p>
        </text:list-item>
        <text:list-item>
          <text:p text:style-name="P37">Tools Known<text:tab/><text:tab/><text:tab/><text:tab/>: Visual Studio, git, IntelliJ , Atom, <text:s/>VS Code, Postman,<text:bookmark text:name="_GoBack"/></text:p>
        </text:list-item>
      </text:list>
      <text:p text:style-name="P19"><text:tab/> <text:s/>Jupyter Notebook, Workbench, CodeBlocks</text:p>
      <text:p text:style-name="P15"/>
      <text:p text:style-name="P5">Education</text:p>
      <text:list xml:id="list1026639871" text:style-name="WWNum19">
        <text:list-item>
          <text:p text:style-name="P24">Master of Science degree in computer science (2019)</text:p>
        </text:list-item>
      </text:list>
      <text:p text:style-name="P10"><text:span text:style-name="T23">Indira College of Commerce and Science, Pune (University of Pune) with an aggregate of </text:span><text:span text:style-name="T25">65.47%.</text:span></text:p>
      <text:list xml:id="list173120382710846" text:continue-numbering="true" text:style-name="WWNum19">
        <text:list-item>
          <text:p text:style-name="P24">Bachelor of Science degree in computer science (2017) </text:p>
        </text:list-item>
      </text:list>
      <text:p text:style-name="P10"><text:span text:style-name="T23">MIT college, Kothrud, Pune (University of Pune) with an aggregate of </text:span><text:span text:style-name="T25">60.41%.</text:span></text:p>
      <text:list xml:id="list173120034256230" text:continue-numbering="true" text:style-name="WWNum19">
        <text:list-item>
          <text:p text:style-name="P24">H.S.C (2014)</text:p>
        </text:list-item>
      </text:list>
      <text:p text:style-name="P10"><text:span text:style-name="T23">MIT JR. college, Kothrud, Pune with </text:span><text:span text:style-name="T25">60.77%.</text:span></text:p>
      <text:list xml:id="list173120288674874" text:continue-numbering="true" text:style-name="WWNum19">
        <text:list-item>
          <text:p text:style-name="P24">S.S.C(2012)</text:p>
        </text:list-item>
      </text:list>
      <text:p text:style-name="P10"><text:span text:style-name="T23">Nutan Vidyalaya High School, Kur</text:span><text:span text:style-name="T24">du</text:span><text:span text:style-name="T23">wadi with </text:span><text:span text:style-name="T25">81.20%.</text:span></text:p>
      <text:p text:style-name="P15"/>
      <text:h text:style-name="P4" text:outline-level="1">Academic projects</text:h>
      <text:list xml:id="list173119117732056" text:continue-list="list173119855334353" text:style-name="WWNum21">
        <text:list-item>
          <text:p text:style-name="P33"><text:span text:style-name="T8">In B.Sc. (Computer Science) I have Developed a project “</text:span><text:span text:style-name="T15">Time Restaurant Application”</text:span><text:span text:style-name="T8">.</text:span></text:p>
        </text:list-item>
      </text:list>
      <text:p text:style-name="P11"><text:span text:style-name="T8">(</text:span><text:span text:style-name="T15">Core PHP, Java</text:span><text:span text:style-name="T8">, </text:span><text:span text:style-name="T15">PGSQL</text:span><text:span text:style-name="T8">).</text:span></text:p>
      <text:p text:style-name="P8"/>
      <text:h text:style-name="P18" text:outline-level="1">Achievements and Certificates</text:h>
      <text:p text:style-name="P12"/>
      <text:list xml:id="list173120007614825" text:continue-numbering="true" text:style-name="WWNum21">
        <text:list-item>
          <text:p text:style-name="P33"><text:span text:style-name="T15">Learning Java Certificate(2019) </text:span><text:span text:style-name="T8">– Lynda.com</text:span></text:p>
        </text:list-item>
        <text:list-item>
          <text:p text:style-name="P33"><text:span text:style-name="T15">Bulding RESTful Web APIs with node.js and Express </text:span><text:span text:style-name="T8">– Lynda.com</text:span></text:p>
        </text:list-item>
        <text:list-item>
          <text:p text:style-name="P33"><text:span text:style-name="T15">Learning Python Certificate(2019) </text:span><text:span text:style-name="T8">– Lynda.com</text:span></text:p>
        </text:list-item>
        <text:list-item>
          <text:p text:style-name="P26">Business English Certificate (2015)</text:p>
        </text:list-item>
      </text:list>
      <text:p text:style-name="P14">Business related studies with English Language skills University of Cambridge</text:p>
      <text:list xml:id="list173120059610235" text:continue-numbering="true" text:style-name="WWNum21">
        <text:list-item>
          <text:p text:style-name="P26">Silver Medal in Swimming (2017)</text:p>
        </text:list-item>
      </text:list>
      <text:p text:style-name="P14">A state level competition held by MIT college, Pune</text:p>
      <text:list xml:id="list173119142266180" text:continue-numbering="true" text:style-name="WWNum21">
        <text:list-item>
          <text:p text:style-name="P26">Bronze Medal in Swimming (2017)</text:p>
        </text:list-item>
      </text:list>
      <text:p text:style-name="P14">A state level competition held by S P college, Pune</text:p>
      <text:h text:style-name="P4" text:outline-level="1"/>
      <text:h text:style-name="P4" text:outline-level="1">Interests/Hobbies</text:h>
      <text:list xml:id="list173119355779126" text:continue-numbering="true" text:style-name="WWNum21">
        <text:list-item>
          <text:p text:style-name="P28">Programming <text:tab/><text:tab/>Reading<text:tab/><text:tab/>Photography<text:tab/><text:tab/>Swimm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orphans="2" fo:widows="2" fo:hyphenation-ladder-count="no-limit"/>
      <style:text-properties style:font-name="Arial" fo:font-family="Arial" style:font-family-generic="roman" style:font-pitch="variable" fo:font-style="italic" style:language-asian="en" style:country-asian="US" style:font-style-asian="italic" style:font-name-complex="Arial1" style:font-family-complex="Arial" style:font-family-generic-complex="system" style:font-pitch-complex="variable" style:font-style-complex="italic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orphans="2" fo:widows="2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text-align="center" style:justify-single-word="false" fo:hyphenation-ladder-count="no-limit"/>
      <style:text-properties style:font-name="Arial" fo:font-family="Arial" style:font-family-generic="roman" style:font-pitch="variable" fo:font-size="10pt" fo:font-weight="bold" style:font-size-asian="10pt" style:language-asian="en" style:country-asian="US" style:font-weight-asian="bold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_20__28_Web_29__20__2b__20__28_Latin_29__20_Verdana" style:display-name="Normal (Web) + (Latin) Verdana" style:family="paragraph" style:parent-style-name="Standard" style:default-outline-level="">
      <style:paragraph-properties fo:line-height="150%" fo:orphans="2" fo:widows="2" fo:hyphenation-ladder-count="no-limit"/>
      <style:text-properties style:font-name="Verdana" fo:font-family="Verdana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language-asian="en" style:country-asian="US" style:font-weight-asian="bold" style:font-size-complex="10pt" style:text-scale="115%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ar" style:country-asian="SA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ar" style:country-asian="SA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Typewriter" style:display-name="HTML Typewriter" style:family="text" style:parent-style-name="Default_20_Paragraph_20_Fon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Wingdings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24cm" fo:margin-bottom="1.524cm" fo:margin-left="1.524cm" fo:margin-right="1.52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84</meta:editing-cycles>
    <meta:print-date>2019-06-26T12:22:00</meta:print-date>
    <meta:creation-date>2019-02-14T06:37:00</meta:creation-date>
    <dc:date>2019-09-08T17:31:18.683925545</dc:date>
    <meta:editing-duration>P7DT1H48M40S</meta:editing-duration>
    <meta:generator>LibreOffice/6.0.7.3$Linux_X86_64 LibreOffice_project/00m0$Build-3</meta:generator>
    <meta:document-statistic meta:table-count="0" meta:image-count="0" meta:object-count="0" meta:page-count="2" meta:paragraph-count="60" meta:word-count="471" meta:character-count="3112" meta:non-whitespace-character-count="2596"/>
    <meta:user-defined meta:name="AppVersion">16.0000</meta:user-defined>
    <meta:user-defined meta:name="Company">PT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